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4000003846E5131B15919D95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Rubik Bold" svg:font-family="'Rubik Bold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 Bold1" svg:font-family="'Rubik Bold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2" style:family="table">
      <style:table-properties style:width="18.429cm" fo:margin-left="-0.247cm" fo:margin-top="0cm" fo:margin-bottom="0cm" table:align="left" style:writing-mode="lr-tb"/>
    </style:style>
    <style:style style:name="Tabla2.A" style:family="table-column">
      <style:table-column-properties style:column-width="1.723cm"/>
    </style:style>
    <style:style style:name="Tabla2.B" style:family="table-column">
      <style:table-column-properties style:column-width="3.999cm"/>
    </style:style>
    <style:style style:name="Tabla2.C" style:family="table-column">
      <style:table-column-properties style:column-width="12.707cm"/>
    </style:style>
    <style:style style:name="Tabla2.1" style:family="table-row">
      <style:table-row-properties style:min-row-height="1.319cm" fo:keep-together="auto"/>
    </style:style>
    <style:style style:name="Tabla2.A1" style:family="table-cell">
      <style:table-cell-properties style:vertical-align="middle" fo:background-color="#305496" fo:padding-left="0.026cm" fo:padding-right="0.026cm" fo:padding-top="0.026cm" fo:padding-bottom="0cm" fo:border="0.5pt solid #000000">
        <style:background-image/>
      </style:table-cell-properties>
    </style:style>
    <style:style style:name="Tabla2.B1" style:family="table-cell">
      <style:table-cell-properties fo:background-color="#305496" fo:padding="0.026cm" fo:border="0.5pt solid #000000">
        <style:background-image/>
      </style:table-cell-properties>
    </style:style>
    <style:style style:name="Tabla2.2" style:family="table-row">
      <style:table-row-properties style:min-row-height="1.812cm" fo:keep-together="auto"/>
    </style:style>
    <style:style style:name="Tabla2.A2" style:family="table-cell">
      <style:table-cell-properties style:vertical-align="middle" fo:padding-left="0.026cm" fo:padding-right="0.026cm" fo:padding-top="0.026cm" fo:padding-bottom="0cm" fo:border="0.5pt solid #000000"/>
    </style:style>
    <style:style style:name="Tabla2.B2" style:family="table-cell">
      <style:table-cell-properties fo:padding="0.026cm" fo:border="0.5pt solid #000000"/>
    </style:style>
    <style:style style:name="Tabla2.C2" style:family="table-cell">
      <style:table-cell-properties fo:padding-left="0.026cm" fo:padding-right="0.026cm" fo:padding-top="0.026cm" fo:padding-bottom="0cm" fo:border="0.5pt solid #000000"/>
    </style:style>
    <style:style style:name="Tabla3" style:family="table">
      <style:table-properties style:width="17.598cm" fo:margin-left="0cm" fo:margin-top="0cm" fo:margin-bottom="0cm" table:align="left" style:writing-mode="lr-tb"/>
    </style:style>
    <style:style style:name="Tabla3.A" style:family="table-column">
      <style:table-column-properties style:column-width="1.184cm"/>
    </style:style>
    <style:style style:name="Tabla3.B" style:family="table-column">
      <style:table-column-properties style:column-width="16.41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5pt solid #b4c6e7" fo:border-right="0.5pt solid #b4c6e7" fo:border-top="0.5pt solid #b4c6e7" fo:border-bottom="1.5pt solid #8eaadb"/>
    </style:style>
    <style:style style:name="Tabla3.A2" style:family="table-cell">
      <style:table-cell-properties style:vertical-align="middle" fo:padding-left="0.191cm" fo:padding-right="0.191cm" fo:padding-top="0cm" fo:padding-bottom="0cm" fo:border="0.5pt solid #b4c6e7"/>
    </style:style>
    <style:style style:name="Tabla3.B4" style:family="table-cell">
      <style:table-cell-properties fo:padding-left="0.191cm" fo:padding-right="0.191cm" fo:padding-top="0cm" fo:padding-bottom="0cm" fo:border="0.5pt solid #b4c6e7"/>
    </style:style>
    <style:style style:name="Tabla3.B5" style:family="table-cell">
      <style:table-cell-properties fo:padding-left="0.191cm" fo:padding-right="0.191cm" fo:padding-top="0cm" fo:padding-bottom="0cm" fo:border="0.5pt solid #b4c6e7"/>
    </style:style>
    <style:style style:name="Tabla3.B6" style:family="table-cell">
      <style:table-cell-properties fo:padding-left="0.191cm" fo:padding-right="0.191cm" fo:padding-top="0cm" fo:padding-bottom="0cm" fo:border="0.5pt solid #b4c6e7"/>
    </style:style>
    <style:style style:name="Tabla3.B7" style:family="table-cell">
      <style:table-cell-properties fo:padding-left="0.191cm" fo:padding-right="0.191cm" fo:padding-top="0cm" fo:padding-bottom="0cm" fo:border="0.5pt solid #b4c6e7"/>
    </style:style>
    <style:style style:name="Tabla3.B8" style:family="table-cell">
      <style:table-cell-properties fo:padding-left="0.191cm" fo:padding-right="0.191cm" fo:padding-top="0cm" fo:padding-bottom="0cm" fo:border="0.5pt solid #b4c6e7"/>
    </style:style>
    <style:style style:name="Tabla3.B9" style:family="table-cell">
      <style:table-cell-properties fo:padding-left="0.191cm" fo:padding-right="0.191cm" fo:padding-top="0cm" fo:padding-bottom="0cm" fo:border="0.5pt solid #b4c6e7"/>
    </style:style>
    <style:style style:name="Tabla3.B10" style:family="table-cell">
      <style:table-cell-properties fo:padding-left="0.191cm" fo:padding-right="0.191cm" fo:padding-top="0cm" fo:padding-bottom="0cm" fo:border="0.5pt solid #b4c6e7"/>
    </style:style>
    <style:style style:name="Tabla3.B11" style:family="table-cell">
      <style:table-cell-properties fo:padding-left="0.191cm" fo:padding-right="0.191cm" fo:padding-top="0cm" fo:padding-bottom="0cm" fo:border="0.5pt solid #b4c6e7"/>
    </style:style>
    <style:style style:name="P1" style:family="paragraph" style:parent-style-name="Header">
      <style:text-properties officeooo:paragraph-rsid="001b1a6c"/>
    </style:style>
    <style:style style:name="P2" style:family="paragraph" style:parent-style-name="List_20_Paragraph" style:list-style-name="WWNum1">
      <style:paragraph-properties fo:margin-top="0cm" fo:margin-bottom="0.423cm" loext:contextual-spacing="true" fo:line-height="150%" fo:text-align="start" style:justify-single-word="false"/>
      <style:text-properties style:font-name="Calibri" fo:font-weight="normal" officeooo:rsid="001f2850" officeooo:paragraph-rsid="001f2850" style:font-weight-asian="normal" style:font-weight-complex="normal"/>
    </style:style>
    <style:style style:name="P3" style:family="paragraph" style:parent-style-name="List_20_Paragraph" style:list-style-name="WWNum1">
      <style:paragraph-properties fo:margin-top="0cm" fo:margin-bottom="0.423cm" loext:contextual-spacing="true" fo:line-height="150%"/>
      <style:text-properties style:font-name="Calibri" officeooo:paragraph-rsid="001f2850"/>
    </style:style>
    <style:style style:name="P4" style:family="paragraph" style:parent-style-name="List_20_Paragraph">
      <style:paragraph-properties fo:margin-top="0cm" fo:margin-bottom="0.423cm" loext:contextual-spacing="true" fo:line-height="150%"/>
      <style:text-properties style:font-name="Calibri" officeooo:paragraph-rsid="001f2850"/>
    </style:style>
    <style:style style:name="P5" style:family="paragraph" style:parent-style-name="List_20_Paragraph" style:list-style-name="WWNum2">
      <style:paragraph-properties fo:margin-top="0cm" fo:margin-bottom="0cm" loext:contextual-spacing="true" fo:line-height="150%" fo:text-align="justify" style:justify-single-word="false"/>
      <style:text-properties style:font-name="Calibri" fo:language="es" fo:country="CO" officeooo:paragraph-rsid="001f2850"/>
    </style:style>
    <style:style style:name="P6" style:family="paragraph" style:parent-style-name="List_20_Paragraph">
      <style:paragraph-properties fo:margin-top="0cm" fo:margin-bottom="0cm" loext:contextual-spacing="true" fo:line-height="150%" fo:text-align="justify" style:justify-single-word="false"/>
      <style:text-properties style:font-name="Calibri" fo:language="es" fo:country="CO" officeooo:paragraph-rsid="001f2850"/>
    </style:style>
    <style:style style:name="P7" style:family="paragraph" style:parent-style-name="Standard">
      <style:paragraph-properties fo:line-height="100%" fo:text-align="center" style:justify-single-word="false">
        <style:tab-stops/>
      </style:paragraph-properties>
      <style:text-properties officeooo:paragraph-rsid="001b1a6c"/>
    </style:style>
    <style:style style:name="P8" style:family="paragraph" style:parent-style-name="Standard">
      <style:paragraph-properties fo:line-height="100%" fo:text-align="start" style:justify-single-word="false">
        <style:tab-stops/>
      </style:paragraph-properties>
      <style:text-properties officeooo:paragraph-rsid="001b1a6c"/>
    </style:style>
    <style:style style:name="P9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weight="bold" officeooo:rsid="001b1a6c" officeooo:paragraph-rsid="001b1a6c" style:font-weight-asian="bold" style:font-name-complex="Calibri2"/>
    </style:style>
    <style:style style:name="P10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size="10pt" fo:font-weight="bold" officeooo:rsid="0011527c" officeooo:paragraph-rsid="001b1a6c" style:font-size-asian="10pt" style:font-weight-asian="bold" style:font-name-complex="Calibri2"/>
    </style:style>
    <style:style style:name="P11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size="9pt" officeooo:rsid="0011527c" officeooo:paragraph-rsid="001b1a6c" style:font-size-asian="9pt" style:font-name-complex="Calibri2" style:font-size-complex="9pt"/>
    </style:style>
    <style:style style:name="P12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size="9pt" fo:font-style="normal" fo:font-weight="bold" officeooo:rsid="000742cb" officeooo:paragraph-rsid="001b1a6c" style:font-size-asian="9pt" style:font-style-asian="normal" style:font-weight-asian="bold" style:font-name-complex="Calibri2" style:font-style-complex="normal" style:font-weight-complex="bold"/>
    </style:style>
    <style:style style:name="P13" style:family="paragraph" style:parent-style-name="Standard">
      <style:paragraph-properties fo:line-height="100%" fo:text-align="justify" style:justify-single-word="false">
        <style:tab-stops/>
      </style:paragraph-properties>
      <style:text-properties style:font-name="Calibri" officeooo:paragraph-rsid="001b1a6c"/>
    </style:style>
    <style:style style:name="P14" style:family="paragraph" style:parent-style-name="Standard">
      <style:text-properties officeooo:paragraph-rsid="001b1a6c"/>
    </style:style>
    <style:style style:name="P15" style:family="paragraph" style:parent-style-name="Standard">
      <style:paragraph-properties fo:text-align="center" style:justify-single-word="false"/>
      <style:text-properties officeooo:rsid="0008fce3" officeooo:paragraph-rsid="001b1a6c"/>
    </style:style>
    <style:style style:name="P16" style:family="paragraph" style:parent-style-name="Standard">
      <style:paragraph-properties fo:text-align="center" style:justify-single-word="false"/>
      <style:text-properties style:font-name="Liberation Serif" officeooo:paragraph-rsid="001b1a6c"/>
    </style:style>
    <style:style style:name="P17" style:family="paragraph" style:parent-style-name="Standard">
      <style:paragraph-properties fo:text-align="center" style:justify-single-word="false"/>
      <style:text-properties style:font-name="Liberation Serif" style:text-underline-style="none" officeooo:paragraph-rsid="001b1a6c"/>
    </style:style>
    <style:style style:name="P18" style:family="paragraph" style:parent-style-name="Standard">
      <style:paragraph-properties fo:text-align="center" style:justify-single-word="false"/>
      <style:text-properties style:font-name="Rubik Bold" fo:font-weight="normal" officeooo:paragraph-rsid="001b1a6c" style:font-weight-asian="normal" style:font-name-complex="Rubik Bold1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libri1" fo:font-weight="normal" officeooo:paragraph-rsid="001b1a6c" style:font-weight-asian="normal" style:font-name-complex="Calibri2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alibri1" fo:font-weight="bold" officeooo:rsid="001b1a6c" officeooo:paragraph-rsid="001b1a6c" style:font-weight-asian="bold" style:font-name-complex="Calibri2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alibri1" fo:font-size="10pt" style:text-underline-style="none" fo:font-weight="normal" officeooo:rsid="001c0c6d" officeooo:paragraph-rsid="001c0c6d" style:font-size-asian="10pt" style:font-weight-asian="normal" style:font-name-complex="Calibri2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1" fo:font-size="12pt" style:text-underline-style="none" fo:font-weight="normal" officeooo:rsid="001c0c6d" officeooo:paragraph-rsid="001c0c6d" style:font-size-asian="12pt" style:font-weight-asian="normal" style:font-name-complex="Calibri2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Calibri1" fo:font-size="12pt" style:text-underline-style="none" fo:font-weight="normal" officeooo:rsid="001c0c6d" officeooo:paragraph-rsid="001c0c6d" style:font-size-asian="12pt" style:font-weight-asian="normal" style:font-name-complex="Calibri2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1" fo:font-size="12pt" style:text-underline-style="none" fo:font-weight="bold" officeooo:rsid="001c0c6d" officeooo:paragraph-rsid="001c0c6d" style:font-size-asian="12pt" style:font-weight-asian="bold" style:font-name-complex="Calibri2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libri1" fo:font-size="12pt" style:text-underline-style="none" fo:font-weight="bold" officeooo:rsid="001d9d9f" officeooo:paragraph-rsid="001d9d9f" style:font-size-asian="12pt" style:font-weight-asian="bold" style:font-name-complex="Calibri2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officeooo:paragraph-rsid="001b1a6c"/>
    </style:style>
    <style:style style:name="P27" style:family="paragraph" style:parent-style-name="Standard">
      <style:paragraph-properties fo:text-align="center" style:justify-single-word="false"/>
      <style:text-properties officeooo:paragraph-rsid="001c0c6d"/>
    </style:style>
    <style:style style:name="P28" style:family="paragraph" style:parent-style-name="Standard">
      <style:paragraph-properties fo:text-align="start" style:justify-single-word="false"/>
      <style:text-properties fo:font-size="11pt" fo:font-weight="bold" officeooo:rsid="000c2068" officeooo:paragraph-rsid="001c0c6d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1c0c6d" officeooo:paragraph-rsid="001c0c6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paragraph-rsid="001c0c6d"/>
    </style:style>
    <style:style style:name="P31" style:family="paragraph" style:parent-style-name="Standard">
      <style:paragraph-properties fo:text-align="start" style:justify-single-word="false"/>
      <style:text-properties style:font-name="Calibri" fo:font-weight="bold" officeooo:rsid="001f2850" officeooo:paragraph-rsid="001f2850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alibri" fo:language="es" fo:country="CO" fo:font-weight="bold" officeooo:rsid="001f2850" officeooo:paragraph-rsid="001f2850" style:font-weight-asian="bold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1c0c6d" style:font-name-asian="Times New Roman1" style:rfc-language-tag-asian="es-419" style:language-asian="es" style:font-name-complex="Calibri2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officeooo:paragraph-rsid="001c0c6d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font-size="12pt" officeooo:paragraph-rsid="001c0c6d" style:font-name-asian="Times New Roman1" style:font-size-asian="12pt" style:rfc-language-tag-asian="es-419" style:language-asian="es" style:font-name-complex="Times New Roman1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font-size="14pt" officeooo:paragraph-rsid="001c0c6d" style:font-size-asian="14pt" style:font-size-complex="14pt"/>
    </style:style>
    <style:style style:name="P3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Calibri" fo:language="es" fo:country="CO" officeooo:paragraph-rsid="001f2850"/>
    </style:style>
    <style:style style:name="P38" style:family="paragraph" style:parent-style-name="Standard" style:list-style-name="WWNum1">
      <style:paragraph-properties fo:margin-left="0.635cm" fo:margin-right="0cm" fo:margin-top="0cm" fo:margin-bottom="0cm" loext:contextual-spacing="false" fo:line-height="100%" fo:text-align="center" style:justify-single-word="false" fo:text-indent="-0.635cm" style:auto-text-indent="false" style:vertical-align="baseline"/>
      <style:text-properties style:font-name="Calibri" officeooo:paragraph-rsid="001c0c6d"/>
    </style:style>
    <style:style style:name="P39" style:family="paragraph" style:parent-style-name="Standard">
      <style:paragraph-properties fo:margin-top="0cm" fo:margin-bottom="0cm" loext:contextual-spacing="true" fo:line-height="150%" fo:text-align="justify" style:justify-single-word="false"/>
      <style:text-properties style:font-name="Calibri" fo:language="es" fo:country="CO" fo:font-weight="bold" officeooo:paragraph-rsid="001f2850" style:font-weight-asian="bold" style:font-weight-complex="bold"/>
    </style:style>
    <style:style style:name="P40" style:family="paragraph" style:parent-style-name="Standard">
      <style:paragraph-properties fo:margin-top="0cm" fo:margin-bottom="0cm" loext:contextual-spacing="true" fo:line-height="150%" fo:text-align="justify" style:justify-single-word="false"/>
      <style:text-properties style:font-name="Calibri" fo:language="es" fo:country="CO" fo:font-weight="bold" officeooo:paragraph-rsid="001f2850" style:font-weight-asian="bold" style:font-weight-complex="bold"/>
    </style:style>
    <style:style style:name="P41" style:family="paragraph" style:parent-style-name="Standard">
      <style:paragraph-properties fo:margin-top="0cm" fo:margin-bottom="0cm" loext:contextual-spacing="true" fo:line-height="150%" fo:text-align="justify" style:justify-single-word="false"/>
      <style:text-properties style:font-name="Calibri" fo:language="es" fo:country="CO" officeooo:paragraph-rsid="001f2850"/>
    </style:style>
    <style:style style:name="T1" style:family="text">
      <style:text-properties style:font-name="Calibri" fo:font-size="7.5pt" fo:font-style="italic" fo:font-weight="bold" style:font-size-asian="7.5pt" style:font-style-asian="italic" style:font-weight-asian="bold" style:font-name-complex="Calibri2" style:font-size-complex="7.5pt"/>
    </style:style>
    <style:style style:name="T2" style:family="text">
      <style:text-properties style:font-name="Calibri" fo:font-size="7.5pt" fo:font-style="italic" fo:font-weight="bold" officeooo:rsid="00063377" style:font-size-asian="7.5pt" style:font-style-asian="italic" style:font-weight-asian="bold" style:font-name-complex="Calibri2" style:font-size-complex="7.5pt"/>
    </style:style>
    <style:style style:name="T3" style:family="text">
      <style:text-properties style:font-name="Calibri" fo:font-size="9pt" fo:font-style="italic" style:font-size-asian="9pt" style:font-style-asian="italic" style:font-name-complex="Calibri2"/>
    </style:style>
    <style:style style:name="T4" style:family="text">
      <style:text-properties style:font-name="Calibri" fo:font-size="8pt" fo:font-style="italic" style:font-size-asian="8pt" style:font-style-asian="italic" style:font-name-complex="Calibri2" style:font-size-complex="8pt"/>
    </style:style>
    <style:style style:name="T5" style:family="text">
      <style:text-properties style:font-name="Calibri" fo:font-size="8pt" fo:font-style="italic" officeooo:rsid="00063377" style:font-size-asian="8pt" style:font-style-asian="italic" style:font-name-complex="Calibri2" style:font-size-complex="8pt"/>
    </style:style>
    <style:style style:name="T6" style:family="text">
      <style:text-properties style:font-name="Calibri" fo:font-size="8pt" fo:font-style="italic" officeooo:rsid="00195b01" style:font-size-asian="8pt" style:font-style-asian="italic" style:font-name-complex="Calibri2" style:font-size-complex="8pt"/>
    </style:style>
    <style:style style:name="T7" style:family="text">
      <style:text-properties style:font-name="Calibri" fo:font-size="8pt" fo:font-style="italic" officeooo:rsid="0011527c" style:font-size-asian="8pt" style:font-style-asian="italic" style:font-name-complex="Calibri2" style:font-size-complex="8pt"/>
    </style:style>
    <style:style style:name="T8" style:family="text">
      <style:text-properties fo:font-size="9pt" fo:language="es" fo:country="ES" fo:font-style="italic" fo:font-weight="bold" style:font-size-asian="9pt" style:font-style-asian="italic" style:font-weight-asian="bold" style:font-name-complex="Calibri2" style:font-size-complex="10pt"/>
    </style:style>
    <style:style style:name="T9" style:family="text">
      <style:text-properties fo:font-size="9pt" fo:language="es" fo:country="ES" fo:font-style="italic" style:font-size-asian="9pt" style:font-style-asian="italic" style:font-name-complex="Calibri2" style:font-size-complex="10pt"/>
    </style:style>
    <style:style style:name="T10" style:family="text">
      <style:text-properties style:font-name="Calibri1" fo:font-size="10pt" style:text-underline-style="none" fo:font-weight="normal" style:font-size-asian="10pt" style:font-weight-asian="normal" style:font-name-complex="Calibri2" style:font-size-complex="10pt" style:font-weight-complex="normal"/>
    </style:style>
    <style:style style:name="T11" style:family="text">
      <style:text-properties style:font-name="Calibri1" fo:font-size="10pt" style:text-underline-style="none" fo:font-weight="normal" officeooo:rsid="0008fce3" style:font-size-asian="10pt" style:font-weight-asian="normal" style:font-name-complex="Calibri2" style:font-size-complex="10pt" style:font-weight-complex="normal"/>
    </style:style>
    <style:style style:name="T12" style:family="text">
      <style:text-properties style:font-name="Calibri1" fo:font-size="10pt" fo:font-weight="normal" style:font-size-asian="10pt" style:font-weight-asian="normal" style:font-name-complex="Calibri2" style:font-size-complex="10pt" style:font-weight-complex="normal"/>
    </style:style>
    <style:style style:name="T13" style:family="text">
      <style:text-properties style:font-name="Calibri1" fo:font-weight="normal" style:font-weight-asian="normal" style:font-name-complex="Calibri2" style:font-weight-complex="normal"/>
    </style:style>
    <style:style style:name="T14" style:family="text">
      <style:text-properties style:font-name="Calibri1" style:text-underline-style="none" style:font-name-complex="Calibri2"/>
    </style:style>
    <style:style style:name="T15" style:family="text">
      <style:text-properties style:font-name="Calibri1" style:text-underline-style="none" fo:font-weight="normal" style:font-weight-asian="normal" style:font-name-complex="Calibri2" style:font-weight-complex="normal"/>
    </style:style>
    <style:style style:name="T16" style:family="text">
      <style:text-properties fo:color="#ffffff" style:font-name-asian="Times New Roman1" style:rfc-language-tag-asian="es-419" style:language-asian="es" style:font-name-complex="Arial1"/>
    </style:style>
    <style:style style:name="T17" style:family="text">
      <style:text-properties fo:color="#000000" style:font-name-asian="Times New Roman1" style:rfc-language-tag-asian="es-419" style:language-asian="es" style:font-name-complex="Calibri2"/>
    </style:style>
    <style:style style:name="T18" style:family="text">
      <style:text-properties style:font-name="Times New Roman" fo:font-size="12pt" style:font-size-asian="12pt" style:font-name-complex="Times New Roman1" style:font-size-complex="12pt"/>
    </style:style>
    <style:style style:name="T19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0" style:family="text">
      <style:text-properties style:font-name="Times New Roman" fo:font-size="12pt" style:font-name-asian="Calibri2" style:font-size-asian="12pt" style:font-name-complex="Times New Roman1"/>
    </style:style>
    <style:style style:name="T21" style:family="text">
      <style:text-properties style:font-name="Times New Roman" fo:font-size="12pt" fo:font-weight="normal" style:font-name-asian="Calibri2" style:font-size-asian="12pt" style:font-weight-asian="normal" style:font-name-complex="Times New Roman1" style:font-weight-complex="normal"/>
    </style:style>
    <style:style style:name="T22" style:family="text">
      <style:text-properties fo:font-size="12pt" style:font-name-asian="Times New Roman1" style:font-size-asian="12pt" style:rfc-language-tag-asian="es-419" style:language-asian="es" style:font-name-complex="Times New Roman1" style:font-size-complex="12pt"/>
    </style:style>
    <style:style style:name="T23" style:family="text">
      <style:text-properties fo:font-size="12pt" officeooo:rsid="001c0c6d" style:font-name-asian="Times New Roman1" style:font-size-asian="12pt" style:rfc-language-tag-asian="es-419" style:language-asian="es" style:font-name-complex="Times New Roman1" style:font-size-complex="12pt"/>
    </style:style>
    <style:style style:name="T24" style:family="text">
      <style:text-properties fo:font-size="12pt" style:font-size-asian="12pt" style:font-name-complex="Times New Roman1" style:font-size-complex="12pt"/>
    </style:style>
    <style:style style:name="T25" style:family="text">
      <style:text-properties fo:font-size="12pt" fo:font-weight="bold" style:font-size-asian="12pt" style:font-weight-asian="bold" style:font-name-complex="Times New Roman1" style:font-size-complex="12pt" style:font-weight-complex="bold"/>
    </style:style>
    <style:style style:name="T26" style:family="text">
      <style:text-properties fo:font-size="12pt" style:font-name-asian="Calibri2" style:font-size-asian="12pt" style:font-name-complex="Times New Roman1"/>
    </style:style>
    <style:style style:name="T27" style:family="text">
      <style:text-properties fo:font-size="12pt" fo:font-weight="normal" style:font-name-asian="Calibri2" style:font-size-asian="12pt" style:font-weight-asian="normal" style:font-name-complex="Times New Roman1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8"/>
      <text:p text:style-name="P18"/>
      <text:p text:style-name="P18"/>
      <text:p text:style-name="P19"/>
      <text:p text:style-name="P19"/>
      <text:p text:style-name="P19"/>
      <text:p text:style-name="P20">REQUISITOS DE USUARIO</text:p>
      <text:p text:style-name="P26"><text:span text:style-name="T13">APP WEB GANADERA</text:span></text:p>
      <text:p text:style-name="P26"><text:span text:style-name="T12">GRUPO 35</text:span></text:p>
      <text:p text:style-name="P26"><text:span text:style-name="T12"/></text:p>
      <text:p text:style-name="P26"><text:span text:style-name="T12">Cristian David Moreno C.C: 1.007.378.776</text:span></text:p>
      <text:p text:style-name="P26"><text:span text:style-name="T12">Juan Diego Rodríguez Mahecha C.C 1.110.594.404</text:span></text:p>
      <text:p text:style-name="P26"><text:span text:style-name="T12">Juan Felipe Alfonso Martinez C.C 1.136.889.943</text:span></text:p>
      <text:p text:style-name="P26"><text:span text:style-name="T11">Henry Cardona E-mail: </text:span><text:a xlink:type="simple" xlink:href="mailto:hearkaes@hotmail.com" text:style-name="Internet_20_link" text:visited-style-name="Visited_20_Internet_20_Link">hearkaes@hotmail.com</text:a></text:p>
      <text:p text:style-name="P15"><text:span text:style-name="T10">Pedro Antonio Picalua E-mail: </text:span><text:a xlink:type="simple" xlink:href="mailto:pedropicalua1984@hotmail.com" text:style-name="Internet_20_link" text:visited-style-name="Visited_20_Internet_20_Link">pedropicalua1984@hotmail.com</text:a></text:p>
      <text:p text:style-name="P15"><text:span text:style-name="T10">Felipe Gallego Ramirez E-mail: </text:span><text:a xlink:type="simple" xlink:href="mailto:felipegallego600@gmail.com" text:style-name="Internet_20_link" text:visited-style-name="Visited_20_Internet_20_Link">felipegallego600@gmail.com</text:a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21"><text:a xlink:type="simple" xlink:href="https://mintic.gov.co/portal/inicio/" text:style-name="Internet_20_link" text:visited-style-name="Visited_20_Internet_20_Link">MinTIC</text:a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28"><text:soft-page-break/><text:span text:style-name="T14">DOCUMENTACIÓN DE PROYECTO APP WEB GANADERA</text:span></text:p>
      <text:p text:style-name="P28"><text:a xlink:type="simple" xlink:href="https://github.com/Kyonax/app-web-ganadera" text:style-name="Internet_20_link" text:visited-style-name="Visited_20_Internet_20_Link"><text:span text:style-name="T14">https://github.com/Kyonax/app-web-ganadera</text:span></text:a></text:p>
      <text:p text:style-name="P28"><text:span text:style-name="T14"/></text:p>
      <text:p text:style-name="P28"><text:span text:style-name="T10"/></text:p>
      <text:p text:style-name="P29"><text:span text:style-name="T15">Los Requisitos de Usuario son las expectativas que una organización tiene con respecto al sistema para cumplir con sus necesidades ya sea de negocio o de cumplimento regula torio. Es el </text:span><text:span text:style-name="T14">“qué y para qué”, </text:span><text:span text:style-name="T15">la justificación del sistema.</text:span></text:p>
      <text:p text:style-name="P29"><text:span text:style-name="T15"/></text:p>
      <text:p text:style-name="P22">Siendo estos los requisitos que nos darán las pautas necesarias para crear nuestro Mockup y posteriormente nuestro Diagrama de Clases, el cuál necesitaremos para la ejecución correcta de nuestro código.</text:p>
      <text:p text:style-name="P23"/>
      <text:p text:style-name="P23"/>
      <text:p text:style-name="P23"/>
      <text:p text:style-name="P24">DESCRIPCIÓN DEL PROYECTO</text:p>
      <text:p text:style-name="P25">Breve descripción con Requerimientos de la App</text:p>
      <text:p text:style-name="P23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36"><text:span text:style-name="T16">Ciclo</text:span></text:p>
          </table:table-cell>
          <table:table-cell table:style-name="Tabla2.B1" office:value-type="string">
            <text:p text:style-name="P36"><text:span text:style-name="T16">Nombre del Proyecto</text:span></text:p>
          </table:table-cell>
          <table:table-cell table:style-name="Tabla2.A1" office:value-type="string">
            <text:p text:style-name="P36"><text:span text:style-name="T16">Breve descripción del Proyecto</text:span></text:p>
          </table:table-cell>
        </table:table-row>
        <table:table-row table:style-name="Tabla2.2">
          <table:table-cell table:style-name="Tabla2.A2" office:value-type="string">
            <text:p text:style-name="P34"><text:span text:style-name="T17">3</text:span></text:p>
          </table:table-cell>
          <table:table-cell table:style-name="Tabla2.B2" office:value-type="string"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4"><text:span text:style-name="T23">App</text:span><text:span text:style-name="T22"> web Ganadera</text:span></text:p>
          </table:table-cell>
          <table:table-cell table:style-name="Tabla2.C2" office:value-type="string">
            <text:p text:style-name="P33"/>
            <text:p text:style-name="P34"><text:span text:style-name="T17">Aplicación Web para registrar el ganado que adquiere el propietario, además de hacer el registro de las vacunas aplicadas a un ganado, y el registro cuando algún ejemplar del ganado este enfermo y necesite cuidados veterinarios:</text:span></text:p>
            <text:p text:style-name="P34"><text:span text:style-name="T17"/></text:p>
            <text:list xml:id="list3447686467" text:style-name="WWNum1">
              <text:list-item>
                <text:p text:style-name="P38"><text:span text:style-name="T17">Registrar los datos personales del administrador del ganado.</text:span></text:p>
              </text:list-item>
              <text:list-item>
                <text:p text:style-name="P38"><text:span text:style-name="T17">Registrar los datos personales del veterinario.</text:span></text:p>
              </text:list-item>
              <text:list-item>
                <text:p text:style-name="P38"><text:span text:style-name="T17">Registrar las vacunas que se le van a aplicar a un ganado.</text:span></text:p>
              </text:list-item>
              <text:list-item>
                <text:p text:style-name="P38"><text:span text:style-name="T17">Consulta por parte del administrador y veterinario sobre las diferentes vacunas que se le han aplicado a un ganado.</text:span></text:p>
              </text:list-item>
              <text:list-item>
                <text:p text:style-name="P38"><text:span text:style-name="T17">Consultar la historia clínica de cada ejemplar que requiere consulta con el veterinario.</text:span></text:p>
                <text:p text:style-name="P38"><text:span text:style-name="T17"/></text:p>
              </text:list-item>
            </text:list>
            <text:p text:style-name="P34"><text:span text:style-name="T17">Los datos solo pueden ser accedidos mediante el ingreso de credenciales de acceso por parte del administrador del ganado y del veterinario.</text:span></text:p>
            <text:p text:style-name="P35"/>
          </table:table-cell>
        </table:table-row>
      </table:table>
      <text:p text:style-name="P27"/>
      <text:p text:style-name="P27"/>
      <text:p text:style-name="P27"/>
      <text:p text:style-name="P30"><text:soft-page-break/></text:p>
      <text:p text:style-name="P31"/>
      <text:p text:style-name="P31"/>
      <text:p text:style-name="P31">Pre-Requisitos</text:p>
      <text:p text:style-name="P31"/>
      <text:list xml:id="list195906831907735" text:continue-numbering="true" text:style-name="WWNum1">
        <text:list-item>
          <text:p text:style-name="P3"><text:span text:style-name="T24">Registro de un perfil para el ganadero (Tener condiciones mínimas de seguridad), ubicación en el mapa</text:span></text:p>
        </text:list-item>
        <text:list-item>
          <text:p text:style-name="P3"><text:span text:style-name="T24">Registro de un perfil para el veterinario (Tener condiciones mínimas de seguridad), ubicación en el mapa</text:span></text:p>
        </text:list-item>
        <text:list-item>
          <text:p text:style-name="P3"><text:span text:style-name="T24">Crear menú para cada uno de los perfiles</text:span></text:p>
        </text:list-item>
        <text:list-item>
          <text:p text:style-name="P3"><text:span text:style-name="T24"><text:s/>Registrar vacunas (información, nombre, lote, fecha de vencimiento, etc)</text:span></text:p>
        </text:list-item>
        <text:list-item>
          <text:p text:style-name="P3"><text:span text:style-name="T24">Registrar ganado (fecha de ingreso, número de ejemplares, etc)</text:span></text:p>
        </text:list-item>
        <text:list-item>
          <text:p text:style-name="P3"><text:span text:style-name="T24">Registrar las vacunas aplicadas a un ganado en particular (seleccionar vacuna, descripción, fecha, etc)</text:span></text:p>
        </text:list-item>
        <text:list-item>
          <text:p text:style-name="P3"><text:span text:style-name="T24">Poder visualizar una lista con los diferentes registros de ganado que ha agregado el administrador, y poder revisar que vacunas se han aplicado a cada ganado</text:span></text:p>
        </text:list-item>
        <text:list-item>
          <text:p text:style-name="P3"><text:span text:style-name="T24">Registrar un ejemplar y hacer la solicitud al veterinario cuando lo requiera</text:span></text:p>
        </text:list-item>
        <text:list-item>
          <text:p text:style-name="P3"><text:span text:style-name="T24">El veterinario debería poder visualizar las solicitudes que se le han hecho, y poder contestarlas</text:span></text:p>
        </text:list-item>
      </text:list>
      <text:p text:style-name="P4"><text:span text:style-name="T24">Ejemplar al veterinario (Pendiente), Veterinario revisa el ejemplar (Resuelto)</text:span></text:p>
      <text:list xml:id="list195905531235197" text:continue-numbering="true" text:style-name="WWNum1">
        <text:list-item>
          <text:p text:style-name="P3"><text:span text:style-name="T24">El administrador debería ver los ejemplares que ha registrado para revisión del veterinario, y poder ver la respuesta</text:span></text:p>
        </text:list-item>
        <text:list-item>
          <text:p text:style-name="P3"><text:span text:style-name="T24">Consultar historia clínica del ejemplar que evidencie las vacunas que se le han puesto, y las revisiones de veterinaria.</text:span></text:p>
        </text:list-item>
        <text:list-item>
          <text:p text:style-name="P3"><text:span text:style-name="T24">Login de acceso, 2 perfiles (Administrador del ganado, veterinario)</text:span></text:p>
        </text:list-item>
        <text:list-item>
          <text:p text:style-name="P3"><text:span text:style-name="T24">Estadístico (Visualizar la cantidad de ganado que he ingresado, cantidad de ejemplares enfermos, Cantidad de ejemplares atendidos, cantidad total)</text:span></text:p>
        </text:list-item>
        <text:list-item>
          <text:p text:style-name="P2"><text:span text:style-name="T24">Poder cambiar información del perfil (Nombre, apellidos, Dirección, Contraseña)</text:span></text:p>
        </text:list-item>
      </text:list>
      <text:p text:style-name="P31"><text:soft-page-break/>Levantamiento de Requerimientos</text:p>
      <text:p text:style-name="P31"><text:span text:style-name="T25"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9"><text:span text:style-name="T26">Id</text:span></text:p>
          </table:table-cell>
          <table:table-cell table:style-name="Tabla3.A1" office:value-type="string">
            <text:p text:style-name="P39"><text:span text:style-name="T26">Descripción de los requerimientos</text:span></text:p>
          </table:table-cell>
        </table:table-row>
        <table:table-row table:style-name="Tabla3.1">
          <table:table-cell table:style-name="Tabla3.A2" office:value-type="string">
            <text:p text:style-name="P39"><text:span text:style-name="T27">001</text:span></text:p>
          </table:table-cell>
          <table:table-cell table:style-name="Tabla3.A2" office:value-type="string">
            <text:p text:style-name="P41"><text:span text:style-name="T26">Al ingresar al sistema se mostrará dos módulos, uno para usuarios registrados y otro para no registrados.</text:span></text:p>
          </table:table-cell>
        </table:table-row>
        <table:table-row table:style-name="Tabla3.1">
          <table:table-cell table:style-name="Tabla3.A2" office:value-type="string">
            <text:p text:style-name="P39"><text:span text:style-name="T27">002</text:span></text:p>
          </table:table-cell>
          <table:table-cell table:style-name="Tabla3.A2" office:value-type="string">
            <text:p text:style-name="P41"><text:span text:style-name="T26">Al ingresar al módulo de usuarias registrados el sistemas solicitara al usuario loguearse solicitándole las credenciales de ingreso, dándole al opción de mostrar u ocultar la contraseña y preguntándole a que perfil de usuario ingresar si ganadero o veterinario.</text:span></text:p>
          </table:table-cell>
        </table:table-row>
        <table:table-row table:style-name="Tabla3.1">
          <table:table-cell table:style-name="Tabla3.A2" office:value-type="string">
            <text:p text:style-name="P39"><text:span text:style-name="T26">003</text:span></text:p>
          </table:table-cell>
          <table:table-cell table:style-name="Tabla3.B4" office:value-type="string">
            <text:p text:style-name="P41"><text:span text:style-name="T26">Al ingresar al módulo de Registro de perfil el sistema preguntara que tipo de perfila va a registrar si ganadero o veterinario y desplegara un formulario solicitando nombres, apellidos, sexo, tipo de documento, numero de documento, fecha de nacimiento, teléfono, email nombre de usuario y contraseña</text:span></text:p>
            <text:list xml:id="list3265978012" text:style-name="WWNum2">
              <text:list-item>
                <text:p text:style-name="P5"><text:span text:style-name="T26">Para el perfil ganadero solicitara los siguientes datos adicionales: Profesión, ubicación del predio, extensión del predio y cantidad de ganado en posesión.</text:span></text:p>
              </text:list-item>
              <text:list-item>
                <text:p text:style-name="P5"><text:span text:style-name="T26">Para el perfil de veterinario:</text:span></text:p>
              </text:list-item>
            </text:list>
            <text:p text:style-name="P6"><text:span text:style-name="T26">Tarjeta profesional, años de experiencia, otros títulos y especialidad. </text:span></text:p>
            <text:p text:style-name="P37"><text:span text:style-name="T26">Al terminar <text:s/>de llenar el formulario el sistemas le solicitar al usuario que debe aceptar las políticas de privacidad y protección de datos el cual debe aceptar para continuar.</text:span></text:p>
          </table:table-cell>
        </table:table-row>
        <table:table-row table:style-name="Tabla3.1">
          <table:table-cell table:style-name="Tabla3.A2" office:value-type="string">
            <text:p text:style-name="P39"><text:span text:style-name="T26">004</text:span></text:p>
          </table:table-cell>
          <table:table-cell table:style-name="Tabla3.B5" office:value-type="string">
            <text:p text:style-name="P41"><text:span text:style-name="T26">El sistema debe mostrar en rojo y con asterisco los campos obligatorios (Nombres, apellidos, tipo de documento, numero de documento, teléfono y <text:s/>ubicación del predio) para poder continuar con el proceso de registro.</text:span></text:p>
          </table:table-cell>
        </table:table-row>
        <table:table-row table:style-name="Tabla3.1">
          <table:table-cell table:style-name="Tabla3.A2" office:value-type="string">
            <text:p text:style-name="P39"><text:span text:style-name="T26">005</text:span></text:p>
          </table:table-cell>
          <table:table-cell table:style-name="Tabla3.B6" office:value-type="string">
            <text:p text:style-name="P41"><text:span text:style-name="T26">Al ingresar al sistemas se mostrará un menú para navegar por las distintas opciones del programa, las opciones de menú son Registrar, Consultar, Eliminar y Editar, con la diferencia que para cada perfil tendrá opciones diferente.</text:span></text:p>
          </table:table-cell>
        </table:table-row>
        <table:table-row table:style-name="Tabla3.1">
          <table:table-cell table:style-name="Tabla3.A2" office:value-type="string">
            <text:p text:style-name="P39"><text:span text:style-name="T26">006</text:span></text:p>
          </table:table-cell>
          <table:table-cell table:style-name="Tabla3.B7" office:value-type="string">
            <text:p text:style-name="P41"><text:span text:style-name="T26">Para el perfil ganadero el sistema en la opción de registrar le permitirá al ganadero ingresar o registrar su ganado y solicitar vacunar el ganado, en la opción consultar podrá consultar cuanto ganado tiene, cuanto ganado esta vacunado, cuanto falta por vacunar y historia </text:span><text:soft-page-break/><text:span text:style-name="T26">clínica del ejemplar, en la opción de eliminar el sistema le permitirá al ganadero vender ganado e ingresar al matadero, por último en la opción de editar el ganadero puede editar información de su ganado y de su perfil.</text:span></text:p>
          </table:table-cell>
        </table:table-row>
        <table:table-row table:style-name="Tabla3.1">
          <table:table-cell table:style-name="Tabla3.A2" office:value-type="string">
            <text:p text:style-name="P39"><text:span text:style-name="T26">007</text:span></text:p>
          </table:table-cell>
          <table:table-cell table:style-name="Tabla3.B8" office:value-type="string">
            <text:p text:style-name="P41"><text:span text:style-name="T26">Para el perfil de veterinario el sistema en la opción de registrar le permitirá registra el ganado vacunado y registro clínico del ejemplar, en la opción de consulta el sistema mostrara las opciones historia clínica, solicitudes de vacunas del ganadero y hístico de vacunas del ganado, en la opción de eliminar el sistema le mostrara las opciones de eliminar historia clínica y eliminar ejemplar por ultimo en la opción de editar el sistema le permitirá al usuario editar historia clínica, editar su perfil y el registro de vacunas.</text:span></text:p>
          </table:table-cell>
        </table:table-row>
        <table:table-row table:style-name="Tabla3.1">
          <table:table-cell table:style-name="Tabla3.A2" office:value-type="string">
            <text:p text:style-name="P39"><text:span text:style-name="T26">008</text:span></text:p>
          </table:table-cell>
          <table:table-cell table:style-name="Tabla3.B9" office:value-type="string">
            <text:p text:style-name="P41"><text:span text:style-name="T26">El sistema encriptar toda la información registra en la base de datos.</text:span></text:p>
          </table:table-cell>
        </table:table-row>
        <table:table-row table:style-name="Tabla3.1">
          <table:table-cell table:style-name="Tabla3.A2" office:value-type="string">
            <text:p text:style-name="P39"><text:span text:style-name="T26">009</text:span></text:p>
          </table:table-cell>
          <table:table-cell table:style-name="Tabla3.B10" office:value-type="string">
            <text:p text:style-name="P41"><text:span text:style-name="T26">El sistemas permitirá realizar consulta en menos de 5 segundos.</text:span></text:p>
          </table:table-cell>
        </table:table-row>
        <table:table-row table:style-name="Tabla3.1">
          <table:table-cell table:style-name="Tabla3.A2" office:value-type="string">
            <text:p text:style-name="P39"><text:span text:style-name="T26">010</text:span></text:p>
          </table:table-cell>
          <table:table-cell table:style-name="Tabla3.B11" office:value-type="string">
            <text:p text:style-name="P41"><text:span text:style-name="T26">El sistema permitirá ejecutar el programa con 50 usuarios conectados.</text:span></text:p>
          </table:table-cell>
        </table:table-row>
      </table:table>
      <text:p text:style-name="P32"/>
      <text:p text:style-name="P31"/>
      <text:p text:style-name="P31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Rubik Bold" svg:font-family="'Rubik Bold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 Bold1" svg:font-family="'Rubik Bold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607cm" fo:margin-left="-0.199cm" fo:margin-top="0cm" fo:margin-bottom="0cm" table:align="left" style:writing-mode="lr-tb"/>
    </style:style>
    <style:style style:name="Tabla1.A" style:family="table-column">
      <style:table-column-properties style:column-width="3.103cm"/>
    </style:style>
    <style:style style:name="Tabla1.B" style:family="table-column">
      <style:table-column-properties style:column-width="6.685cm"/>
    </style:style>
    <style:style style:name="Tabla1.C" style:family="table-column">
      <style:table-column-properties style:column-width="4.747cm"/>
    </style:style>
    <style:style style:name="Tabla1.D" style:family="table-column">
      <style:table-column-properties style:column-width="3.073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middle" fo:padding-left="0.191cm" fo:padding-right="0.191cm" fo:padding-top="0.049cm" fo:padding-bottom="0.049cm" fo:border="0.5pt solid #595959" style:writing-mode="lr-tb"/>
    </style:style>
    <style:style style:name="Tabla1.3" style:family="table-row">
      <style:table-row-properties style:min-row-height="0.123cm" fo:keep-together="auto"/>
    </style:style>
    <style:style style:name="Tabla1.B4" style:family="table-cell">
      <style:table-cell-properties style:vertical-align="middle" fo:padding-left="0.191cm" fo:padding-right="0.191cm" fo:padding-top="0.049cm" fo:padding-bottom="0.049cm" fo:border-left="0.5pt solid #595959" fo:border-right="0.5pt solid #595959" fo:border-top="none" fo:border-bottom="0.5pt solid #595959" style:writing-mode="lr-tb"/>
    </style:style>
    <style:style style:name="MP1" style:family="paragraph" style:parent-style-name="Header">
      <style:text-properties officeooo:paragraph-rsid="001b1a6c"/>
    </style:style>
    <style:style style:name="MP2" style:family="paragraph" style:parent-style-name="Standard">
      <style:paragraph-properties fo:line-height="100%" fo:text-align="center" style:justify-single-word="false">
        <style:tab-stops/>
      </style:paragraph-properties>
      <style:text-properties officeooo:paragraph-rsid="001b1a6c"/>
    </style:style>
    <style:style style:name="MP3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weight="bold" officeooo:rsid="001b1a6c" officeooo:paragraph-rsid="001b1a6c" style:font-weight-asian="bold" style:font-name-complex="Calibri2"/>
    </style:style>
    <style:style style:name="MP4" style:family="paragraph" style:parent-style-name="Standard">
      <style:text-properties officeooo:paragraph-rsid="001b1a6c"/>
    </style:style>
    <style:style style:name="MP5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size="10pt" fo:font-weight="bold" officeooo:rsid="0011527c" officeooo:paragraph-rsid="001b1a6c" style:font-size-asian="10pt" style:font-weight-asian="bold" style:font-name-complex="Calibri2"/>
    </style:style>
    <style:style style:name="MP6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size="9pt" officeooo:rsid="0011527c" officeooo:paragraph-rsid="001b1a6c" style:font-size-asian="9pt" style:font-name-complex="Calibri2" style:font-size-complex="9pt"/>
    </style:style>
    <style:style style:name="MP7" style:family="paragraph" style:parent-style-name="Standard">
      <style:paragraph-properties fo:line-height="100%" fo:text-align="start" style:justify-single-word="false">
        <style:tab-stops/>
      </style:paragraph-properties>
      <style:text-properties officeooo:paragraph-rsid="001b1a6c"/>
    </style:style>
    <style:style style:name="MP8" style:family="paragraph" style:parent-style-name="Standard">
      <style:paragraph-properties fo:line-height="100%" fo:text-align="justify" style:justify-single-word="false">
        <style:tab-stops/>
      </style:paragraph-properties>
      <style:text-properties style:font-name="Calibri" officeooo:paragraph-rsid="001b1a6c"/>
    </style:style>
    <style:style style:name="MP9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" fo:font-size="9pt" fo:font-style="normal" fo:font-weight="bold" officeooo:rsid="000742cb" officeooo:paragraph-rsid="001b1a6c" style:font-size-asian="9pt" style:font-style-asian="normal" style:font-weight-asian="bold" style:font-name-complex="Calibri2" style:font-style-complex="normal" style:font-weight-complex="bold"/>
    </style:style>
    <style:style style:name="MT1" style:family="text">
      <style:text-properties style:font-name="Calibri" fo:font-size="7.5pt" fo:font-style="italic" fo:font-weight="bold" style:font-size-asian="7.5pt" style:font-style-asian="italic" style:font-weight-asian="bold" style:font-name-complex="Calibri2" style:font-size-complex="7.5pt"/>
    </style:style>
    <style:style style:name="MT2" style:family="text">
      <style:text-properties style:font-name="Calibri" fo:font-size="7.5pt" fo:font-style="italic" fo:font-weight="bold" officeooo:rsid="00063377" style:font-size-asian="7.5pt" style:font-style-asian="italic" style:font-weight-asian="bold" style:font-name-complex="Calibri2" style:font-size-complex="7.5pt"/>
    </style:style>
    <style:style style:name="MT3" style:family="text">
      <style:text-properties style:font-name="Calibri" fo:font-size="9pt" fo:font-style="italic" style:font-size-asian="9pt" style:font-style-asian="italic" style:font-name-complex="Calibri2"/>
    </style:style>
    <style:style style:name="MT4" style:family="text">
      <style:text-properties style:font-name="Calibri" fo:font-size="8pt" fo:font-style="italic" officeooo:rsid="00063377" style:font-size-asian="8pt" style:font-style-asian="italic" style:font-name-complex="Calibri2" style:font-size-complex="8pt"/>
    </style:style>
    <style:style style:name="MT5" style:family="text">
      <style:text-properties style:font-name="Calibri" fo:font-size="8pt" fo:font-style="italic" style:font-size-asian="8pt" style:font-style-asian="italic" style:font-name-complex="Calibri2" style:font-size-complex="8pt"/>
    </style:style>
    <style:style style:name="MT6" style:family="text">
      <style:text-properties style:font-name="Calibri" fo:font-size="8pt" fo:font-style="italic" officeooo:rsid="00195b01" style:font-size-asian="8pt" style:font-style-asian="italic" style:font-name-complex="Calibri2" style:font-size-complex="8pt"/>
    </style:style>
    <style:style style:name="MT7" style:family="text">
      <style:text-properties style:font-name="Calibri" fo:font-size="8pt" fo:font-style="italic" officeooo:rsid="0011527c" style:font-size-asian="8pt" style:font-style-asian="italic" style:font-name-complex="Calibri2" style:font-size-complex="8pt"/>
    </style:style>
    <style:style style:name="MT8" style:family="text">
      <style:text-properties fo:font-size="9pt" fo:language="es" fo:country="ES" fo:font-style="italic" fo:font-weight="bold" style:font-size-asian="9pt" style:font-style-asian="italic" style:font-weight-asian="bold" style:font-name-complex="Calibri2" style:font-size-complex="10pt"/>
    </style:style>
    <style:style style:name="MT9" style:family="text">
      <style:text-properties fo:font-size="9pt" fo:language="es" fo:country="ES" fo:font-style="italic" style:font-size-asian="9pt" style:font-style-asian="italic" style:font-name-complex="Calibri2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2"><draw:frame draw:style-name="Mfr1" draw:name="Imagen1" text:anchor-type="char" svg:x="0.404cm" svg:y="0.053cm" svg:width="1.912cm" svg:height="1.912cm" draw:z-index="4"><draw:image xlink:href="Pictures/1000000000000384000003846E5131B15919D950.png" xlink:type="simple" xlink:show="embed" xlink:actuate="onLoad" loext:mime-type="image/png"/></draw:frame></text:p>
            </table:table-cell>
            <table:table-cell table:style-name="Tabla1.A1" table:number-columns-spanned="3" office:value-type="string">
              <text:p text:style-name="MP3">REQUISITOS DE USUARIO</text:p>
            </table:table-cell>
            <table:covered-table-cell/>
            <table:covered-table-cell/>
          </table:table-row>
          <table:table-row table:style-name="Tabla1.1">
            <table:covered-table-cell/>
            <table:table-cell table:style-name="Tabla1.A1" table:number-columns-spanned="3" office:value-type="string">
              <text:p text:style-name="MP5">GRUPO 35</text:p>
            </table:table-cell>
            <table:covered-table-cell/>
            <table:covered-table-cell/>
          </table:table-row>
          <table:table-row table:style-name="Tabla1.3">
            <table:covered-table-cell/>
            <table:table-cell table:style-name="Tabla1.A1" office:value-type="string">
              <text:p text:style-name="MP6">App Web Ganadera</text:p>
            </table:table-cell>
            <table:table-cell table:style-name="Tabla1.A1" table:number-rows-spanned="2" office:value-type="string">
              <text:p text:style-name="MP7"><text:span text:style-name="MT1">Fecha de </text:span><text:span text:style-name="MT2">realización</text:span><text:span text:style-name="MT1">:</text:span><text:span text:style-name="MT3"> </text:span><text:span text:style-name="MT4">25</text:span><text:span text:style-name="MT5">/</text:span><text:span text:style-name="MT6">0</text:span><text:span text:style-name="MT7">9</text:span><text:span text:style-name="MT5">/202</text:span><text:span text:style-name="MT6">1</text:span></text:p>
            </table:table-cell>
            <table:table-cell table:style-name="Tabla1.A1" table:number-rows-spanned="2" office:value-type="string">
              <text:p text:style-name="MP8"><text:span text:style-name="MT8">Página:</text:span><text:span text:style-name="MT9"> </text:span><text:span text:style-name="MT9"><text:page-number text:select-page="current">3</text:page-number></text:span><text:span text:style-name="MT9"><text:s/>de </text:span><text:span text:style-name="MT9"><text:page-count>5</text:page-count></text:span></text:p>
            </table:table-cell>
          </table:table-row>
          <table:table-row table:style-name="Tabla1.3">
            <table:covered-table-cell/>
            <table:table-cell table:style-name="Tabla1.B4" office:value-type="string">
              <text:p text:style-name="MP9">DOCUMENTACIÓN DE PROYECTO</text:p>
            </table:table-cell>
            <table:covered-table-cell/>
            <table:covered-table-cell/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25T19:42:04.256000000</meta:creation-date>
    <dc:date>2021-09-25T19:59:04.954000000</dc:date>
    <meta:editing-duration>PT16M59S</meta:editing-duration>
    <meta:editing-cycles>5</meta:editing-cycles>
    <meta:generator>LibreOffice/6.4.4.2$Windows_X86_64 LibreOffice_project/3d775be2011f3886db32dfd395a6a6d1ca2630ff</meta:generator>
    <meta:document-statistic meta:table-count="3" meta:image-count="1" meta:object-count="0" meta:page-count="5" meta:paragraph-count="78" meta:word-count="961" meta:character-count="6173" meta:non-whitespace-character-count="5307"/>
  </office:meta>
</office:document-meta>
</file>